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10" table:default-cell-style-name="ce1"/>
        <table:table-row table:style-name="ro3">
          <table:table-cell office:value-type="string">
            <text:p>Product</text:p>
          </table:table-cell>
          <table:table-cell office:value-type="string">
            <text:p>Quantity</text:p>
          </table:table-cell>
          <table:table-cell office:value-type="string">
            <text:p>Unit</text:p>
          </table:table-cell>
          <table:table-cell table:style-name="Default" office:value-type="string">
            <text:p>Rufus</text:p>
          </table:table-cell>
          <table:table-cell table:style-name="Default" office:value-type="string">
            <text:p>Pricemart</text:p>
          </table:table-cell>
          <table:table-cell table:style-name="Default" office:value-type="string">
            <text:p>Janis</text:p>
          </table:table-cell>
          <table:table-cell table:style-name="Default" office:value-type="string">
            <text:p>Colecom</text:p>
          </table:table-cell>
          <table:table-cell table:style-name="Default" office:value-type="string">
            <text:p>BHT</text:p>
          </table:table-cell>
          <table:table-cell table:style-name="Default" office:value-type="string">
            <text:p>Pricefall</text:p>
          </table:table-cell>
          <table:table-cell table:style-name="Default" office:value-type="string">
            <text:p>Farmalley</text:p>
          </table:table-cell>
          <table:table-cell table:style-name="Default" office:value-type="string">
            <text:p>Coopers</text:p>
          </table:table-cell>
          <table:table-cell table:style-name="Default" office:value-type="string">
            <text:p>Main_St</text:p>
          </table:table-cell>
          <table:table-cell table:style-name="Default" office:value-type="string">
            <text:p>Amalia</text:p>
          </table:table-cell>
        </table:table-row>
        <table:table-row table:style-name="ro2">
          <table:table-cell office:value-type="string">
            <text:p>almond milk</text:p>
          </table:table-cell>
          <table:table-cell office:value-type="float" office:value="1">
            <text:p>1</text:p>
          </table:table-cell>
          <table:table-cell office:value-type="string">
            <text:p>qt</text:p>
          </table:table-cell>
          <table:table-cell table:formula="of:=(RAND()*0.2+0.9)*2.5" office:value-type="float" office:value="2.56100817676634">
            <text:p>2.6</text:p>
          </table:table-cell>
          <table:table-cell table:formula="of:=(RAND()*0.2+0.9)*2.5" office:value-type="float" office:value="2.46891144081019">
            <text:p>2.5</text:p>
          </table:table-cell>
          <table:table-cell table:formula="of:=(RAND()*0.2+0.9)*2.5" office:value-type="float" office:value="2.74882335483562">
            <text:p>2.7</text:p>
          </table:table-cell>
          <table:table-cell table:formula="of:=(RAND()*0.2+0.9)*2.5" office:value-type="float" office:value="2.74687536689453">
            <text:p>2.7</text:p>
          </table:table-cell>
          <table:table-cell table:formula="of:=(RAND()*0.2+0.9)*2.5" office:value-type="float" office:value="2.37022076069843">
            <text:p>2.4</text:p>
          </table:table-cell>
          <table:table-cell table:formula="of:=(RAND()*0.2+0.9)*2.5" office:value-type="float" office:value="2.51202944864053">
            <text:p>2.5</text:p>
          </table:table-cell>
          <table:table-cell table:formula="of:=(RAND()*0.2+0.9)*2.5" office:value-type="float" office:value="2.71602560475003">
            <text:p>2.7</text:p>
          </table:table-cell>
          <table:table-cell table:formula="of:=(RAND()*0.2+0.9)*2.5" office:value-type="float" office:value="2.636376149836">
            <text:p>2.6</text:p>
          </table:table-cell>
          <table:table-cell table:formula="of:=(RAND()*0.2+0.9)*2.5" office:value-type="float" office:value="2.62699278350919">
            <text:p>2.6</text:p>
          </table:table-cell>
          <table:table-cell table:formula="of:=(RAND()*0.2+0.9)*2.5" office:value-type="float" office:value="2.52849070902448">
            <text:p>2.5</text:p>
          </table:table-cell>
        </table:table-row>
        <table:table-row table:style-name="ro2">
          <table:table-cell office:value-type="string">
            <text:p>apple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(RAND()*0.2+0.9)*1" office:value-type="float" office:value="1.10552173444394">
            <text:p>1.1</text:p>
          </table:table-cell>
          <table:table-cell table:formula="of:=(RAND()*0.2+0.9)*(RAND()*0.2+0.9)*1" office:value-type="float" office:value="1.04930701443054">
            <text:p>1.0</text:p>
          </table:table-cell>
          <table:table-cell table:formula="of:=(RAND()*0.2+0.9)*(RAND()*0.2+0.9)*1" office:value-type="float" office:value="1.02452187203056">
            <text:p>1.0</text:p>
          </table:table-cell>
          <table:table-cell table:formula="of:=(RAND()*0.2+0.9)*(RAND()*0.2+0.9)*1" office:value-type="float" office:value="1.07451761588005">
            <text:p>1.1</text:p>
          </table:table-cell>
          <table:table-cell table:formula="of:=(RAND()*0.2+0.9)*(RAND()*0.2+0.9)*1" office:value-type="float" office:value="0.969867047116817">
            <text:p>1.0</text:p>
          </table:table-cell>
          <table:table-cell table:formula="of:=(RAND()*0.2+0.9)*(RAND()*0.2+0.9)*1" office:value-type="float" office:value="0.907625403097842">
            <text:p>0.9</text:p>
          </table:table-cell>
          <table:table-cell table:formula="of:=(RAND()*0.2+0.9)*(RAND()*0.2+0.9)*1" office:value-type="float" office:value="1.16317950201298">
            <text:p>1.2</text:p>
          </table:table-cell>
          <table:table-cell table:formula="of:=(RAND()*0.2+0.9)*(RAND()*0.2+0.9)*1" office:value-type="float" office:value="0.928128284395997">
            <text:p>0.9</text:p>
          </table:table-cell>
          <table:table-cell table:formula="of:=(RAND()*0.2+0.9)*(RAND()*0.2+0.9)*1" office:value-type="float" office:value="1.0691661675044">
            <text:p>1.1</text:p>
          </table:table-cell>
          <table:table-cell table:formula="of:=(RAND()*0.2+0.9)*(RAND()*0.2+0.9)*1" office:value-type="float" office:value="0.989271566988543">
            <text:p>1.0</text:p>
          </table:table-cell>
        </table:table-row>
        <table:table-row table:style-name="ro2">
          <table:table-cell office:value-type="string">
            <text:p>banana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0.55" office:value-type="float" office:value="0.57669968054397">
            <text:p>0.6</text:p>
          </table:table-cell>
          <table:table-cell table:formula="of:=(RAND()*0.2+0.9)*0.55" office:value-type="float" office:value="0.525521017287392">
            <text:p>0.5</text:p>
          </table:table-cell>
          <table:table-cell table:formula="of:=(RAND()*0.2+0.9)*0.55" office:value-type="float" office:value="0.54527831370011">
            <text:p>0.5</text:p>
          </table:table-cell>
          <table:table-cell table:formula="of:=(RAND()*0.2+0.9)*0.55" office:value-type="float" office:value="0.538812625305727">
            <text:p>0.5</text:p>
          </table:table-cell>
          <table:table-cell table:formula="of:=(RAND()*0.2+0.9)*0.55" office:value-type="float" office:value="0.527727540326305">
            <text:p>0.5</text:p>
          </table:table-cell>
          <table:table-cell table:formula="of:=(RAND()*0.2+0.9)*0.55" office:value-type="float" office:value="0.531165253105573">
            <text:p>0.5</text:p>
          </table:table-cell>
          <table:table-cell table:formula="of:=(RAND()*0.2+0.9)*0.55" office:value-type="float" office:value="0.600092001631856">
            <text:p>0.6</text:p>
          </table:table-cell>
          <table:table-cell table:formula="of:=(RAND()*0.2+0.9)*0.55" office:value-type="float" office:value="0.542890473911539">
            <text:p>0.5</text:p>
          </table:table-cell>
          <table:table-cell table:formula="of:=(RAND()*0.2+0.9)*0.55" office:value-type="float" office:value="0.496016639496666">
            <text:p>0.5</text:p>
          </table:table-cell>
          <table:table-cell table:formula="of:=(RAND()*0.2+0.9)*0.55" office:value-type="float" office:value="0.585013242070563">
            <text:p>0.6</text:p>
          </table:table-cell>
        </table:table-row>
        <table:table-row table:style-name="ro2">
          <table:table-cell office:value-type="string">
            <text:p>bean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3" office:value-type="float" office:value="1.278069129996">
            <text:p>1.3</text:p>
          </table:table-cell>
          <table:table-cell table:formula="of:=(RAND()*0.2+0.9)*1.3" office:value-type="float" office:value="1.28501151628792">
            <text:p>1.3</text:p>
          </table:table-cell>
          <table:table-cell table:formula="of:=(RAND()*0.2+0.9)*1.3" office:value-type="float" office:value="1.26187515548896">
            <text:p>1.3</text:p>
          </table:table-cell>
          <table:table-cell table:formula="of:=(RAND()*0.2+0.9)*1.3" office:value-type="float" office:value="1.41614011096768">
            <text:p>1.4</text:p>
          </table:table-cell>
          <table:table-cell table:formula="of:=(RAND()*0.2+0.9)*1.3" office:value-type="float" office:value="1.20495892068837">
            <text:p>1.2</text:p>
          </table:table-cell>
          <table:table-cell table:formula="of:=(RAND()*0.2+0.9)*1.3" office:value-type="float" office:value="1.25621856700629">
            <text:p>1.3</text:p>
          </table:table-cell>
          <table:table-cell table:formula="of:=(RAND()*0.2+0.9)*1.3" office:value-type="float" office:value="1.2901275548432">
            <text:p>1.3</text:p>
          </table:table-cell>
          <table:table-cell table:formula="of:=(RAND()*0.2+0.9)*1.3" office:value-type="float" office:value="1.33276448073331">
            <text:p>1.3</text:p>
          </table:table-cell>
          <table:table-cell table:formula="of:=(RAND()*0.2+0.9)*1.3" office:value-type="float" office:value="1.42740945377853">
            <text:p>1.4</text:p>
          </table:table-cell>
          <table:table-cell table:formula="of:=(RAND()*0.2+0.9)*1.3" office:value-type="float" office:value="1.42777271280531">
            <text:p>1.4</text:p>
          </table:table-cell>
        </table:table-row>
        <table:table-row table:style-name="ro2">
          <table:table-cell office:value-type="string">
            <text:p>broccoli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2.3" office:value-type="float" office:value="2.20726161193103">
            <text:p>2.2</text:p>
          </table:table-cell>
          <table:table-cell table:formula="of:=(RAND()*0.2+0.9)*2.3" office:value-type="float" office:value="2.30699194699526">
            <text:p>2.3</text:p>
          </table:table-cell>
          <table:table-cell table:formula="of:=(RAND()*0.2+0.9)*2.3" office:value-type="float" office:value="2.26322086227592">
            <text:p>2.3</text:p>
          </table:table-cell>
          <table:table-cell table:formula="of:=(RAND()*0.2+0.9)*2.3" office:value-type="float" office:value="2.29711328791454">
            <text:p>2.3</text:p>
          </table:table-cell>
          <table:table-cell table:formula="of:=(RAND()*0.2+0.9)*2.3" office:value-type="float" office:value="2.29484790239949">
            <text:p>2.3</text:p>
          </table:table-cell>
          <table:table-cell table:formula="of:=(RAND()*0.2+0.9)*2.3" office:value-type="float" office:value="2.32734890258871">
            <text:p>2.3</text:p>
          </table:table-cell>
          <table:table-cell table:formula="of:=(RAND()*0.2+0.9)*2.3" office:value-type="float" office:value="2.40526423942763">
            <text:p>2.4</text:p>
          </table:table-cell>
          <table:table-cell table:formula="of:=(RAND()*0.2+0.9)*2.3" office:value-type="float" office:value="2.47860779391602">
            <text:p>2.5</text:p>
          </table:table-cell>
          <table:table-cell table:formula="of:=(RAND()*0.2+0.9)*2.3" office:value-type="float" office:value="2.42183562741615">
            <text:p>2.4</text:p>
          </table:table-cell>
          <table:table-cell table:formula="of:=(RAND()*0.2+0.9)*2.3" office:value-type="float" office:value="2.23664807427674">
            <text:p>2.2</text:p>
          </table:table-cell>
        </table:table-row>
        <table:table-row table:style-name="ro2">
          <table:table-cell office:value-type="string">
            <text:p>butter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2" office:value-type="float" office:value="2.06711770836264">
            <text:p>2.1</text:p>
          </table:table-cell>
          <table:table-cell table:formula="of:=(RAND()*0.2+0.9)*2" office:value-type="float" office:value="2.01740101184696">
            <text:p>2.0</text:p>
          </table:table-cell>
          <table:table-cell table:formula="of:=(RAND()*0.2+0.9)*2" office:value-type="float" office:value="2.16235646503046">
            <text:p>2.2</text:p>
          </table:table-cell>
          <table:table-cell table:formula="of:=(RAND()*0.2+0.9)*2" office:value-type="float" office:value="2.03323348788545">
            <text:p>2.0</text:p>
          </table:table-cell>
          <table:table-cell table:formula="of:=(RAND()*0.2+0.9)*2" office:value-type="float" office:value="2.14398967456073">
            <text:p>2.1</text:p>
          </table:table-cell>
          <table:table-cell table:formula="of:=(RAND()*0.2+0.9)*2" office:value-type="float" office:value="2.02160051343963">
            <text:p>2.0</text:p>
          </table:table-cell>
          <table:table-cell table:formula="of:=(RAND()*0.2+0.9)*2" office:value-type="float" office:value="1.84156536338851">
            <text:p>1.8</text:p>
          </table:table-cell>
          <table:table-cell table:formula="of:=(RAND()*0.2+0.9)*2" office:value-type="float" office:value="1.85851960703731">
            <text:p>1.9</text:p>
          </table:table-cell>
          <table:table-cell table:formula="of:=(RAND()*0.2+0.9)*2" office:value-type="float" office:value="1.97106413599104">
            <text:p>2.0</text:p>
          </table:table-cell>
          <table:table-cell table:formula="of:=(RAND()*0.2+0.9)*2" office:value-type="float" office:value="1.90297818304971">
            <text:p>1.9</text:p>
          </table:table-cell>
        </table:table-row>
        <table:table-row table:style-name="ro2">
          <table:table-cell office:value-type="string">
            <text:p>carrot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3" office:value-type="float" office:value="1.17269139133394">
            <text:p>1.2</text:p>
          </table:table-cell>
          <table:table-cell table:formula="of:=(RAND()*0.2+0.9)*1.3" office:value-type="float" office:value="1.35657150438055">
            <text:p>1.4</text:p>
          </table:table-cell>
          <table:table-cell table:formula="of:=(RAND()*0.2+0.9)*1.3" office:value-type="float" office:value="1.29372579506598">
            <text:p>1.3</text:p>
          </table:table-cell>
          <table:table-cell table:formula="of:=(RAND()*0.2+0.9)*1.3" office:value-type="float" office:value="1.22121399487369">
            <text:p>1.2</text:p>
          </table:table-cell>
          <table:table-cell table:formula="of:=(RAND()*0.2+0.9)*1.3" office:value-type="float" office:value="1.41433835681528">
            <text:p>1.4</text:p>
          </table:table-cell>
          <table:table-cell table:formula="of:=(RAND()*0.2+0.9)*1.3" office:value-type="float" office:value="1.21887241280638">
            <text:p>1.2</text:p>
          </table:table-cell>
          <table:table-cell table:formula="of:=(RAND()*0.2+0.9)*1.3" office:value-type="float" office:value="1.41254150916357">
            <text:p>1.4</text:p>
          </table:table-cell>
          <table:table-cell table:formula="of:=(RAND()*0.2+0.9)*1.3" office:value-type="float" office:value="1.40449551447295">
            <text:p>1.4</text:p>
          </table:table-cell>
          <table:table-cell table:formula="of:=(RAND()*0.2+0.9)*1.3" office:value-type="float" office:value="1.33017180358525">
            <text:p>1.3</text:p>
          </table:table-cell>
          <table:table-cell table:formula="of:=(RAND()*0.2+0.9)*1.3" office:value-type="float" office:value="1.42979647989385">
            <text:p>1.4</text:p>
          </table:table-cell>
        </table:table-row>
        <table:table-row table:style-name="ro2">
          <table:table-cell office:value-type="string">
            <text:p>celery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5" office:value-type="float" office:value="1.42144950747024">
            <text:p>1.4</text:p>
          </table:table-cell>
          <table:table-cell table:formula="of:=(RAND()*0.2+0.9)*1.5" office:value-type="float" office:value="1.49554248014465">
            <text:p>1.5</text:p>
          </table:table-cell>
          <table:table-cell table:formula="of:=(RAND()*0.2+0.9)*1.5" office:value-type="float" office:value="1.59896937618032">
            <text:p>1.6</text:p>
          </table:table-cell>
          <table:table-cell table:formula="of:=(RAND()*0.2+0.9)*1.5" office:value-type="float" office:value="1.61676779687405">
            <text:p>1.6</text:p>
          </table:table-cell>
          <table:table-cell table:formula="of:=(RAND()*0.2+0.9)*1.5" office:value-type="float" office:value="1.53805970186368">
            <text:p>1.5</text:p>
          </table:table-cell>
          <table:table-cell table:formula="of:=(RAND()*0.2+0.9)*1.5" office:value-type="float" office:value="1.36354882938322">
            <text:p>1.4</text:p>
          </table:table-cell>
          <table:table-cell table:formula="of:=(RAND()*0.2+0.9)*1.5" office:value-type="float" office:value="1.35036191367544">
            <text:p>1.4</text:p>
          </table:table-cell>
          <table:table-cell table:formula="of:=(RAND()*0.2+0.9)*1.5" office:value-type="float" office:value="1.41971546716522">
            <text:p>1.4</text:p>
          </table:table-cell>
          <table:table-cell table:formula="of:=(RAND()*0.2+0.9)*1.5" office:value-type="float" office:value="1.49358700979501">
            <text:p>1.5</text:p>
          </table:table-cell>
          <table:table-cell table:formula="of:=(RAND()*0.2+0.9)*1.5" office:value-type="float" office:value="1.59297028421424">
            <text:p>1.6</text:p>
          </table:table-cell>
        </table:table-row>
        <table:table-row table:style-name="ro2">
          <table:table-cell office:value-type="string">
            <text:p>chickpea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4" office:value-type="float" office:value="1.33954085132107">
            <text:p>1.3</text:p>
          </table:table-cell>
          <table:table-cell table:formula="of:=(RAND()*0.2+0.9)*1.4" office:value-type="float" office:value="1.27694541447796">
            <text:p>1.3</text:p>
          </table:table-cell>
          <table:table-cell table:formula="of:=(RAND()*0.2+0.9)*1.4" office:value-type="float" office:value="1.27354436176829">
            <text:p>1.3</text:p>
          </table:table-cell>
          <table:table-cell table:formula="of:=(RAND()*0.2+0.9)*1.4" office:value-type="float" office:value="1.43747389146127">
            <text:p>1.4</text:p>
          </table:table-cell>
          <table:table-cell table:formula="of:=(RAND()*0.2+0.9)*1.4" office:value-type="float" office:value="1.5158083980903">
            <text:p>1.5</text:p>
          </table:table-cell>
          <table:table-cell table:formula="of:=(RAND()*0.2+0.9)*1.4" office:value-type="float" office:value="1.30185624498874">
            <text:p>1.3</text:p>
          </table:table-cell>
          <table:table-cell table:formula="of:=(RAND()*0.2+0.9)*1.4" office:value-type="float" office:value="1.37418506379239">
            <text:p>1.4</text:p>
          </table:table-cell>
          <table:table-cell table:formula="of:=(RAND()*0.2+0.9)*1.4" office:value-type="float" office:value="1.45930571135134">
            <text:p>1.5</text:p>
          </table:table-cell>
          <table:table-cell table:formula="of:=(RAND()*0.2+0.9)*1.4" office:value-type="float" office:value="1.27977618700825">
            <text:p>1.3</text:p>
          </table:table-cell>
          <table:table-cell table:formula="of:=(RAND()*0.2+0.9)*1.4" office:value-type="float" office:value="1.52631343280897">
            <text:p>1.5</text:p>
          </table:table-cell>
        </table:table-row>
        <table:table-row table:style-name="ro2">
          <table:table-cell office:value-type="string">
            <text:p>eggs</text:p>
          </table:table-cell>
          <table:table-cell office:value-type="float" office:value="1">
            <text:p>1</text:p>
          </table:table-cell>
          <table:table-cell office:value-type="string">
            <text:p>dz</text:p>
          </table:table-cell>
          <table:table-cell table:formula="of:=(RAND()*0.2+0.9)*2" office:value-type="float" office:value="2.05345427161083">
            <text:p>2.1</text:p>
          </table:table-cell>
          <table:table-cell table:formula="of:=(RAND()*0.2+0.9)*2" office:value-type="float" office:value="2.145021141693">
            <text:p>2.1</text:p>
          </table:table-cell>
          <table:table-cell table:formula="of:=(RAND()*0.2+0.9)*2" office:value-type="float" office:value="2.09485133513808">
            <text:p>2.1</text:p>
          </table:table-cell>
          <table:table-cell table:formula="of:=(RAND()*0.2+0.9)*2" office:value-type="float" office:value="1.93634581035003">
            <text:p>1.9</text:p>
          </table:table-cell>
          <table:table-cell table:formula="of:=(RAND()*0.2+0.9)*2" office:value-type="float" office:value="1.81160841425881">
            <text:p>1.8</text:p>
          </table:table-cell>
          <table:table-cell table:formula="of:=(RAND()*0.2+0.9)*2" office:value-type="float" office:value="2.19482040405273">
            <text:p>2.2</text:p>
          </table:table-cell>
          <table:table-cell table:formula="of:=(RAND()*0.2+0.9)*2" office:value-type="float" office:value="1.95530776157975">
            <text:p>2.0</text:p>
          </table:table-cell>
          <table:table-cell table:formula="of:=(RAND()*0.2+0.9)*2" office:value-type="float" office:value="1.85286032129079">
            <text:p>1.9</text:p>
          </table:table-cell>
          <table:table-cell table:formula="of:=(RAND()*0.2+0.9)*2" office:value-type="float" office:value="2.01207178216428">
            <text:p>2.0</text:p>
          </table:table-cell>
          <table:table-cell table:formula="of:=(RAND()*0.2+0.9)*2" office:value-type="float" office:value="2.13646556157619">
            <text:p>2.1</text:p>
          </table:table-cell>
        </table:table-row>
        <table:table-row table:style-name="ro2">
          <table:table-cell office:value-type="string">
            <text:p>garlic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3" office:value-type="float" office:value="2.75529025518335">
            <text:p>2.8</text:p>
          </table:table-cell>
          <table:table-cell table:formula="of:=(RAND()*0.2+0.9)*3" office:value-type="float" office:value="2.76478221234865">
            <text:p>2.8</text:p>
          </table:table-cell>
          <table:table-cell table:formula="of:=(RAND()*0.2+0.9)*3" office:value-type="float" office:value="3.17549461461604">
            <text:p>3.2</text:p>
          </table:table-cell>
          <table:table-cell table:formula="of:=(RAND()*0.2+0.9)*3" office:value-type="float" office:value="2.89007491730154">
            <text:p>2.9</text:p>
          </table:table-cell>
          <table:table-cell table:formula="of:=(RAND()*0.2+0.9)*3" office:value-type="float" office:value="3.23274240000173">
            <text:p>3.2</text:p>
          </table:table-cell>
          <table:table-cell table:formula="of:=(RAND()*0.2+0.9)*3" office:value-type="float" office:value="3.00585593031719">
            <text:p>3.0</text:p>
          </table:table-cell>
          <table:table-cell table:formula="of:=(RAND()*0.2+0.9)*3" office:value-type="float" office:value="3.2482716859784">
            <text:p>3.2</text:p>
          </table:table-cell>
          <table:table-cell table:formula="of:=(RAND()*0.2+0.9)*3" office:value-type="float" office:value="3.14744037701748">
            <text:p>3.1</text:p>
          </table:table-cell>
          <table:table-cell table:formula="of:=(RAND()*0.2+0.9)*3" office:value-type="float" office:value="3.03443756368943">
            <text:p>3.0</text:p>
          </table:table-cell>
          <table:table-cell table:formula="of:=(RAND()*0.2+0.9)*3" office:value-type="float" office:value="2.92782945139334">
            <text:p>2.9</text:p>
          </table:table-cell>
        </table:table-row>
        <table:table-row table:style-name="ro2">
          <table:table-cell office:value-type="string">
            <text:p>green grape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2" office:value-type="float" office:value="1.98699380084872">
            <text:p>2.0</text:p>
          </table:table-cell>
          <table:table-cell table:formula="of:=(RAND()*0.2+0.9)*2" office:value-type="float" office:value="1.88672660924494">
            <text:p>1.9</text:p>
          </table:table-cell>
          <table:table-cell table:formula="of:=(RAND()*0.2+0.9)*2" office:value-type="float" office:value="1.90708048837259">
            <text:p>1.9</text:p>
          </table:table-cell>
          <table:table-cell table:formula="of:=(RAND()*0.2+0.9)*2" office:value-type="float" office:value="1.90708764083684">
            <text:p>1.9</text:p>
          </table:table-cell>
          <table:table-cell table:formula="of:=(RAND()*0.2+0.9)*2" office:value-type="float" office:value="1.83597305407748">
            <text:p>1.8</text:p>
          </table:table-cell>
          <table:table-cell table:formula="of:=(RAND()*0.2+0.9)*2" office:value-type="float" office:value="2.06038797684014">
            <text:p>2.1</text:p>
          </table:table-cell>
          <table:table-cell table:formula="of:=(RAND()*0.2+0.9)*2" office:value-type="float" office:value="1.93006496559829">
            <text:p>1.9</text:p>
          </table:table-cell>
          <table:table-cell table:formula="of:=(RAND()*0.2+0.9)*2" office:value-type="float" office:value="2.10196986263618">
            <text:p>2.1</text:p>
          </table:table-cell>
          <table:table-cell table:formula="of:=(RAND()*0.2+0.9)*2" office:value-type="float" office:value="1.84557091221213">
            <text:p>1.8</text:p>
          </table:table-cell>
          <table:table-cell table:formula="of:=(RAND()*0.2+0.9)*2" office:value-type="float" office:value="2.01248563043773">
            <text:p>2.0</text:p>
          </table:table-cell>
        </table:table-row>
        <table:table-row table:style-name="ro2">
          <table:table-cell office:value-type="string">
            <text:p>lemon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6" office:value-type="float" office:value="1.69212911397219">
            <text:p>1.7</text:p>
          </table:table-cell>
          <table:table-cell table:formula="of:=(RAND()*0.2+0.9)*1.6" office:value-type="float" office:value="1.63568330451846">
            <text:p>1.6</text:p>
          </table:table-cell>
          <table:table-cell table:formula="of:=(RAND()*0.2+0.9)*1.6" office:value-type="float" office:value="1.50806320421398">
            <text:p>1.5</text:p>
          </table:table-cell>
          <table:table-cell table:formula="of:=(RAND()*0.2+0.9)*1.6" office:value-type="float" office:value="1.62343035511673">
            <text:p>1.6</text:p>
          </table:table-cell>
          <table:table-cell table:formula="of:=(RAND()*0.2+0.9)*1.6" office:value-type="float" office:value="1.54611587427557">
            <text:p>1.5</text:p>
          </table:table-cell>
          <table:table-cell table:formula="of:=(RAND()*0.2+0.9)*1.6" office:value-type="float" office:value="1.48797821067274">
            <text:p>1.5</text:p>
          </table:table-cell>
          <table:table-cell table:formula="of:=(RAND()*0.2+0.9)*1.6" office:value-type="float" office:value="1.56022066876292">
            <text:p>1.6</text:p>
          </table:table-cell>
          <table:table-cell table:formula="of:=(RAND()*0.2+0.9)*1.6" office:value-type="float" office:value="1.54085775434971">
            <text:p>1.5</text:p>
          </table:table-cell>
          <table:table-cell table:formula="of:=(RAND()*0.2+0.9)*1.6" office:value-type="float" office:value="1.73290950246155">
            <text:p>1.7</text:p>
          </table:table-cell>
          <table:table-cell table:formula="of:=(RAND()*0.2+0.9)*1.6" office:value-type="float" office:value="1.74457052543759">
            <text:p>1.7</text:p>
          </table:table-cell>
        </table:table-row>
        <table:table-row table:style-name="ro2">
          <table:table-cell office:value-type="string">
            <text:p>lentil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4" office:value-type="float" office:value="1.48270204370841">
            <text:p>1.5</text:p>
          </table:table-cell>
          <table:table-cell table:formula="of:=(RAND()*0.2+0.9)*1.4" office:value-type="float" office:value="1.31140427864157">
            <text:p>1.3</text:p>
          </table:table-cell>
          <table:table-cell table:formula="of:=(RAND()*0.2+0.9)*1.4" office:value-type="float" office:value="1.28663902505301">
            <text:p>1.3</text:p>
          </table:table-cell>
          <table:table-cell table:formula="of:=(RAND()*0.2+0.9)*1.4" office:value-type="float" office:value="1.39553053067066">
            <text:p>1.4</text:p>
          </table:table-cell>
          <table:table-cell table:formula="of:=(RAND()*0.2+0.9)*1.4" office:value-type="float" office:value="1.42837410764769">
            <text:p>1.4</text:p>
          </table:table-cell>
          <table:table-cell table:formula="of:=(RAND()*0.2+0.9)*1.4" office:value-type="float" office:value="1.50730893949978">
            <text:p>1.5</text:p>
          </table:table-cell>
          <table:table-cell table:formula="of:=(RAND()*0.2+0.9)*1.4" office:value-type="float" office:value="1.52753482812084">
            <text:p>1.5</text:p>
          </table:table-cell>
          <table:table-cell table:formula="of:=(RAND()*0.2+0.9)*1.4" office:value-type="float" office:value="1.42700913095847">
            <text:p>1.4</text:p>
          </table:table-cell>
          <table:table-cell table:formula="of:=(RAND()*0.2+0.9)*1.4" office:value-type="float" office:value="1.51782284549437">
            <text:p>1.5</text:p>
          </table:table-cell>
          <table:table-cell table:formula="of:=(RAND()*0.2+0.9)*1.4" office:value-type="float" office:value="1.3177727630455">
            <text:p>1.3</text:p>
          </table:table-cell>
        </table:table-row>
        <table:table-row table:style-name="ro2">
          <table:table-cell office:value-type="string">
            <text:p>lettuce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2.5" office:value-type="float" office:value="2.57587249169592">
            <text:p>2.6</text:p>
          </table:table-cell>
          <table:table-cell table:formula="of:=(RAND()*0.2+0.9)*2.5" office:value-type="float" office:value="2.71801115281414">
            <text:p>2.7</text:p>
          </table:table-cell>
          <table:table-cell table:formula="of:=(RAND()*0.2+0.9)*2.5" office:value-type="float" office:value="2.46023613284342">
            <text:p>2.5</text:p>
          </table:table-cell>
          <table:table-cell table:formula="of:=(RAND()*0.2+0.9)*2.5" office:value-type="float" office:value="2.52840118331369">
            <text:p>2.5</text:p>
          </table:table-cell>
          <table:table-cell table:formula="of:=(RAND()*0.2+0.9)*2.5" office:value-type="float" office:value="2.49539374921005">
            <text:p>2.5</text:p>
          </table:table-cell>
          <table:table-cell table:formula="of:=(RAND()*0.2+0.9)*2.5" office:value-type="float" office:value="2.38478571735322">
            <text:p>2.4</text:p>
          </table:table-cell>
          <table:table-cell table:formula="of:=(RAND()*0.2+0.9)*2.5" office:value-type="float" office:value="2.30522788444068">
            <text:p>2.3</text:p>
          </table:table-cell>
          <table:table-cell table:formula="of:=(RAND()*0.2+0.9)*2.5" office:value-type="float" office:value="2.68870086001698">
            <text:p>2.7</text:p>
          </table:table-cell>
          <table:table-cell table:formula="of:=(RAND()*0.2+0.9)*2.5" office:value-type="float" office:value="2.63556363177486">
            <text:p>2.6</text:p>
          </table:table-cell>
          <table:table-cell table:formula="of:=(RAND()*0.2+0.9)*2.5" office:value-type="float" office:value="2.36753526236862">
            <text:p>2.4</text:p>
          </table:table-cell>
        </table:table-row>
        <table:table-row table:style-name="ro2">
          <table:table-cell office:value-type="string">
            <text:p>lime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5" office:value-type="float" office:value="1.63562388739083">
            <text:p>1.6</text:p>
          </table:table-cell>
          <table:table-cell table:formula="of:=(RAND()*0.2+0.9)*1.5" office:value-type="float" office:value="1.47199472424109">
            <text:p>1.5</text:p>
          </table:table-cell>
          <table:table-cell table:formula="of:=(RAND()*0.2+0.9)*1.5" office:value-type="float" office:value="1.62312108075712">
            <text:p>1.6</text:p>
          </table:table-cell>
          <table:table-cell table:formula="of:=(RAND()*0.2+0.9)*1.5" office:value-type="float" office:value="1.43129426089581">
            <text:p>1.4</text:p>
          </table:table-cell>
          <table:table-cell table:formula="of:=(RAND()*0.2+0.9)*1.5" office:value-type="float" office:value="1.43272849260829">
            <text:p>1.4</text:p>
          </table:table-cell>
          <table:table-cell table:formula="of:=(RAND()*0.2+0.9)*1.5" office:value-type="float" office:value="1.60808355894405">
            <text:p>1.6</text:p>
          </table:table-cell>
          <table:table-cell table:formula="of:=(RAND()*0.2+0.9)*1.5" office:value-type="float" office:value="1.49090020023286">
            <text:p>1.5</text:p>
          </table:table-cell>
          <table:table-cell table:formula="of:=(RAND()*0.2+0.9)*1.5" office:value-type="float" office:value="1.63090107541066">
            <text:p>1.6</text:p>
          </table:table-cell>
          <table:table-cell table:formula="of:=(RAND()*0.2+0.9)*1.5" office:value-type="float" office:value="1.5177960766945">
            <text:p>1.5</text:p>
          </table:table-cell>
          <table:table-cell table:formula="of:=(RAND()*0.2+0.9)*1.5" office:value-type="float" office:value="1.52224521066528">
            <text:p>1.5</text:p>
          </table:table-cell>
        </table:table-row>
        <table:table-row table:style-name="ro2">
          <table:table-cell office:value-type="string">
            <text:p>milk</text:p>
          </table:table-cell>
          <table:table-cell office:value-type="float" office:value="1">
            <text:p>1</text:p>
          </table:table-cell>
          <table:table-cell office:value-type="string">
            <text:p>qt</text:p>
          </table:table-cell>
          <table:table-cell table:formula="of:=(RAND()*0.2+0.9)*1" office:value-type="float" office:value="1.03292127819732">
            <text:p>1.0</text:p>
          </table:table-cell>
          <table:table-cell table:formula="of:=(RAND()*0.2+0.9)*1" office:value-type="float" office:value="1.09341945974156">
            <text:p>1.1</text:p>
          </table:table-cell>
          <table:table-cell table:formula="of:=(RAND()*0.2+0.9)*1" office:value-type="float" office:value="0.938657535146922">
            <text:p>0.9</text:p>
          </table:table-cell>
          <table:table-cell table:formula="of:=(RAND()*0.2+0.9)*1" office:value-type="float" office:value="0.932968244422227">
            <text:p>0.9</text:p>
          </table:table-cell>
          <table:table-cell table:formula="of:=(RAND()*0.2+0.9)*1" office:value-type="float" office:value="0.991425762930885">
            <text:p>1.0</text:p>
          </table:table-cell>
          <table:table-cell table:formula="of:=(RAND()*0.2+0.9)*1" office:value-type="float" office:value="1.00372905605473">
            <text:p>1.0</text:p>
          </table:table-cell>
          <table:table-cell table:formula="of:=(RAND()*0.2+0.9)*1" office:value-type="float" office:value="1.0487304140348">
            <text:p>1.0</text:p>
          </table:table-cell>
          <table:table-cell table:formula="of:=(RAND()*0.2+0.9)*1" office:value-type="float" office:value="1.0498474504333">
            <text:p>1.0</text:p>
          </table:table-cell>
          <table:table-cell table:formula="of:=(RAND()*0.2+0.9)*1" office:value-type="float" office:value="0.996702088136226">
            <text:p>1.0</text:p>
          </table:table-cell>
          <table:table-cell table:formula="of:=(RAND()*0.2+0.9)*1" office:value-type="float" office:value="1.02968014939688">
            <text:p>1.0</text:p>
          </table:table-cell>
        </table:table-row>
        <table:table-row table:style-name="ro2">
          <table:table-cell office:value-type="string">
            <text:p>oatmeal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2" office:value-type="float" office:value="1.27109159857035">
            <text:p>1.3</text:p>
          </table:table-cell>
          <table:table-cell table:formula="of:=(RAND()*0.2+0.9)*1.2" office:value-type="float" office:value="1.14331552276388">
            <text:p>1.1</text:p>
          </table:table-cell>
          <table:table-cell table:formula="of:=(RAND()*0.2+0.9)*1.2" office:value-type="float" office:value="1.21113661190495">
            <text:p>1.2</text:p>
          </table:table-cell>
          <table:table-cell table:formula="of:=(RAND()*0.2+0.9)*1.2" office:value-type="float" office:value="1.10550120050088">
            <text:p>1.1</text:p>
          </table:table-cell>
          <table:table-cell table:formula="of:=(RAND()*0.2+0.9)*1.2" office:value-type="float" office:value="1.11927358556539">
            <text:p>1.1</text:p>
          </table:table-cell>
          <table:table-cell table:formula="of:=(RAND()*0.2+0.9)*1.2" office:value-type="float" office:value="1.26853051375598">
            <text:p>1.3</text:p>
          </table:table-cell>
          <table:table-cell table:formula="of:=(RAND()*0.2+0.9)*1.2" office:value-type="float" office:value="1.30625214843079">
            <text:p>1.3</text:p>
          </table:table-cell>
          <table:table-cell table:formula="of:=(RAND()*0.2+0.9)*1.2" office:value-type="float" office:value="1.11705452715978">
            <text:p>1.1</text:p>
          </table:table-cell>
          <table:table-cell table:formula="of:=(RAND()*0.2+0.9)*1.2" office:value-type="float" office:value="1.11120747428387">
            <text:p>1.1</text:p>
          </table:table-cell>
          <table:table-cell table:formula="of:=(RAND()*0.2+0.9)*1.2" office:value-type="float" office:value="1.1494375307858">
            <text:p>1.1</text:p>
          </table:table-cell>
        </table:table-row>
        <table:table-row table:style-name="ro2">
          <table:table-cell office:value-type="string">
            <text:p>onion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" office:value-type="float" office:value="0.935437221638858">
            <text:p>0.9</text:p>
          </table:table-cell>
          <table:table-cell table:formula="of:=(RAND()*0.2+0.9)*1" office:value-type="float" office:value="0.969061202788726">
            <text:p>1.0</text:p>
          </table:table-cell>
          <table:table-cell table:formula="of:=(RAND()*0.2+0.9)*1" office:value-type="float" office:value="1.0090255680494">
            <text:p>1.0</text:p>
          </table:table-cell>
          <table:table-cell table:formula="of:=(RAND()*0.2+0.9)*1" office:value-type="float" office:value="1.04289295561612">
            <text:p>1.0</text:p>
          </table:table-cell>
          <table:table-cell table:formula="of:=(RAND()*0.2+0.9)*1" office:value-type="float" office:value="0.926235680934042">
            <text:p>0.9</text:p>
          </table:table-cell>
          <table:table-cell table:formula="of:=(RAND()*0.2+0.9)*1" office:value-type="float" office:value="0.927476365165785">
            <text:p>0.9</text:p>
          </table:table-cell>
          <table:table-cell table:formula="of:=(RAND()*0.2+0.9)*1" office:value-type="float" office:value="1.01304345522076">
            <text:p>1.0</text:p>
          </table:table-cell>
          <table:table-cell table:formula="of:=(RAND()*0.2+0.9)*1" office:value-type="float" office:value="0.934942588675767">
            <text:p>0.9</text:p>
          </table:table-cell>
          <table:table-cell table:formula="of:=(RAND()*0.2+0.9)*1" office:value-type="float" office:value="1.09138037739322">
            <text:p>1.1</text:p>
          </table:table-cell>
          <table:table-cell table:formula="of:=(RAND()*0.2+0.9)*1" office:value-type="float" office:value="1.06997855310328">
            <text:p>1.1</text:p>
          </table:table-cell>
        </table:table-row>
        <table:table-row table:style-name="ro2">
          <table:table-cell office:value-type="string">
            <text:p>orange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3" office:value-type="float" office:value="1.26178083706182">
            <text:p>1.3</text:p>
          </table:table-cell>
          <table:table-cell table:formula="of:=(RAND()*0.2+0.9)*1.3" office:value-type="float" office:value="1.40547253798693">
            <text:p>1.4</text:p>
          </table:table-cell>
          <table:table-cell table:formula="of:=(RAND()*0.2+0.9)*1.3" office:value-type="float" office:value="1.34798896966502">
            <text:p>1.3</text:p>
          </table:table-cell>
          <table:table-cell table:formula="of:=(RAND()*0.2+0.9)*1.3" office:value-type="float" office:value="1.18098030112218">
            <text:p>1.2</text:p>
          </table:table-cell>
          <table:table-cell table:formula="of:=(RAND()*0.2+0.9)*1.3" office:value-type="float" office:value="1.32194661988877">
            <text:p>1.3</text:p>
          </table:table-cell>
          <table:table-cell table:formula="of:=(RAND()*0.2+0.9)*1.3" office:value-type="float" office:value="1.34932201494928">
            <text:p>1.3</text:p>
          </table:table-cell>
          <table:table-cell table:formula="of:=(RAND()*0.2+0.9)*1.3" office:value-type="float" office:value="1.21600023014005">
            <text:p>1.2</text:p>
          </table:table-cell>
          <table:table-cell table:formula="of:=(RAND()*0.2+0.9)*1.3" office:value-type="float" office:value="1.4133337070467">
            <text:p>1.4</text:p>
          </table:table-cell>
          <table:table-cell table:formula="of:=(RAND()*0.2+0.9)*1.3" office:value-type="float" office:value="1.2304780439334">
            <text:p>1.2</text:p>
          </table:table-cell>
          <table:table-cell table:formula="of:=(RAND()*0.2+0.9)*1.3" office:value-type="float" office:value="1.27307612776756">
            <text:p>1.3</text:p>
          </table:table-cell>
        </table:table-row>
        <table:table-row table:style-name="ro2">
          <table:table-cell office:value-type="string">
            <text:p>pineapple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2" office:value-type="float" office:value="2.18171797199175">
            <text:p>2.2</text:p>
          </table:table-cell>
          <table:table-cell table:formula="of:=(RAND()*0.2+0.9)*2" office:value-type="float" office:value="1.88586990898475">
            <text:p>1.9</text:p>
          </table:table-cell>
          <table:table-cell table:formula="of:=(RAND()*0.2+0.9)*2" office:value-type="float" office:value="1.95807086704299">
            <text:p>2.0</text:p>
          </table:table-cell>
          <table:table-cell table:formula="of:=(RAND()*0.2+0.9)*2" office:value-type="float" office:value="1.90725475791842">
            <text:p>1.9</text:p>
          </table:table-cell>
          <table:table-cell table:formula="of:=(RAND()*0.2+0.9)*2" office:value-type="float" office:value="1.92051997873932">
            <text:p>1.9</text:p>
          </table:table-cell>
          <table:table-cell table:formula="of:=(RAND()*0.2+0.9)*2" office:value-type="float" office:value="2.08262951988727">
            <text:p>2.1</text:p>
          </table:table-cell>
          <table:table-cell table:formula="of:=(RAND()*0.2+0.9)*2" office:value-type="float" office:value="2.00170438755304">
            <text:p>2.0</text:p>
          </table:table-cell>
          <table:table-cell table:formula="of:=(RAND()*0.2+0.9)*2" office:value-type="float" office:value="2.02412478113547">
            <text:p>2.0</text:p>
          </table:table-cell>
          <table:table-cell table:formula="of:=(RAND()*0.2+0.9)*2" office:value-type="float" office:value="2.02913077222183">
            <text:p>2.0</text:p>
          </table:table-cell>
          <table:table-cell table:formula="of:=(RAND()*0.2+0.9)*2" office:value-type="float" office:value="2.03572539342567">
            <text:p>2.0</text:p>
          </table:table-cell>
        </table:table-row>
        <table:table-row table:style-name="ro2">
          <table:table-cell office:value-type="string">
            <text:p>potatoe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" office:value-type="float" office:value="1.09385056081228">
            <text:p>1.1</text:p>
          </table:table-cell>
          <table:table-cell table:formula="of:=(RAND()*0.2+0.9)*1" office:value-type="float" office:value="0.936426418740302">
            <text:p>0.9</text:p>
          </table:table-cell>
          <table:table-cell table:formula="of:=(RAND()*0.2+0.9)*1" office:value-type="float" office:value="1.00292590344325">
            <text:p>1.0</text:p>
          </table:table-cell>
          <table:table-cell table:formula="of:=(RAND()*0.2+0.9)*1" office:value-type="float" office:value="0.96523681380786">
            <text:p>1.0</text:p>
          </table:table-cell>
          <table:table-cell table:formula="of:=(RAND()*0.2+0.9)*1" office:value-type="float" office:value="1.01058693430387">
            <text:p>1.0</text:p>
          </table:table-cell>
          <table:table-cell table:formula="of:=(RAND()*0.2+0.9)*1" office:value-type="float" office:value="1.02539508705959">
            <text:p>1.0</text:p>
          </table:table-cell>
          <table:table-cell table:formula="of:=(RAND()*0.2+0.9)*1" office:value-type="float" office:value="0.975637060869485">
            <text:p>1.0</text:p>
          </table:table-cell>
          <table:table-cell table:formula="of:=(RAND()*0.2+0.9)*1" office:value-type="float" office:value="1.08766106250696">
            <text:p>1.1</text:p>
          </table:table-cell>
          <table:table-cell table:formula="of:=(RAND()*0.2+0.9)*1" office:value-type="float" office:value="0.949865306401625">
            <text:p>0.9</text:p>
          </table:table-cell>
          <table:table-cell table:formula="of:=(RAND()*0.2+0.9)*1" office:value-type="float" office:value="1.02965086703189">
            <text:p>1.0</text:p>
          </table:table-cell>
        </table:table-row>
        <table:table-row table:style-name="ro2">
          <table:table-cell office:value-type="string">
            <text:p>red grape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2" office:value-type="float" office:value="2.02345964731649">
            <text:p>2.0</text:p>
          </table:table-cell>
          <table:table-cell table:formula="of:=(RAND()*0.2+0.9)*2" office:value-type="float" office:value="2.03938429392874">
            <text:p>2.0</text:p>
          </table:table-cell>
          <table:table-cell table:formula="of:=(RAND()*0.2+0.9)*2" office:value-type="float" office:value="2.06381091317162">
            <text:p>2.1</text:p>
          </table:table-cell>
          <table:table-cell table:formula="of:=(RAND()*0.2+0.9)*2" office:value-type="float" office:value="1.90265046311542">
            <text:p>1.9</text:p>
          </table:table-cell>
          <table:table-cell table:formula="of:=(RAND()*0.2+0.9)*2" office:value-type="float" office:value="1.86204508049414">
            <text:p>1.9</text:p>
          </table:table-cell>
          <table:table-cell table:formula="of:=(RAND()*0.2+0.9)*2" office:value-type="float" office:value="1.82278521060944">
            <text:p>1.8</text:p>
          </table:table-cell>
          <table:table-cell table:formula="of:=(RAND()*0.2+0.9)*2" office:value-type="float" office:value="2.01881967624649">
            <text:p>2.0</text:p>
          </table:table-cell>
          <table:table-cell table:formula="of:=(RAND()*0.2+0.9)*2" office:value-type="float" office:value="2.13950826264918">
            <text:p>2.1</text:p>
          </table:table-cell>
          <table:table-cell table:formula="of:=(RAND()*0.2+0.9)*2" office:value-type="float" office:value="2.19037757366896">
            <text:p>2.2</text:p>
          </table:table-cell>
          <table:table-cell table:formula="of:=(RAND()*0.2+0.9)*2" office:value-type="float" office:value="2.02924775090069">
            <text:p>2.0</text:p>
          </table:table-cell>
        </table:table-row>
        <table:table-row table:style-name="ro2">
          <table:table-cell office:value-type="string">
            <text:p>red pepper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2" office:value-type="float" office:value="2.1967652332969">
            <text:p>2.2</text:p>
          </table:table-cell>
          <table:table-cell table:formula="of:=(RAND()*0.2+0.9)*2" office:value-type="float" office:value="2.17054812069982">
            <text:p>2.2</text:p>
          </table:table-cell>
          <table:table-cell table:formula="of:=(RAND()*0.2+0.9)*2" office:value-type="float" office:value="2.06502607194707">
            <text:p>2.1</text:p>
          </table:table-cell>
          <table:table-cell table:formula="of:=(RAND()*0.2+0.9)*2" office:value-type="float" office:value="1.8268245161511">
            <text:p>1.8</text:p>
          </table:table-cell>
          <table:table-cell table:formula="of:=(RAND()*0.2+0.9)*2" office:value-type="float" office:value="1.95685351314023">
            <text:p>2.0</text:p>
          </table:table-cell>
          <table:table-cell table:formula="of:=(RAND()*0.2+0.9)*2" office:value-type="float" office:value="2.09053541552275">
            <text:p>2.1</text:p>
          </table:table-cell>
          <table:table-cell table:formula="of:=(RAND()*0.2+0.9)*2" office:value-type="float" office:value="1.84665684727952">
            <text:p>1.8</text:p>
          </table:table-cell>
          <table:table-cell table:formula="of:=(RAND()*0.2+0.9)*2" office:value-type="float" office:value="2.08259321013466">
            <text:p>2.1</text:p>
          </table:table-cell>
          <table:table-cell table:formula="of:=(RAND()*0.2+0.9)*2" office:value-type="float" office:value="2.03527645757422">
            <text:p>2.0</text:p>
          </table:table-cell>
          <table:table-cell table:formula="of:=(RAND()*0.2+0.9)*2" office:value-type="float" office:value="1.86779330419376">
            <text:p>1.9</text:p>
          </table:table-cell>
        </table:table-row>
        <table:table-row table:style-name="ro2">
          <table:table-cell office:value-type="string">
            <text:p>rice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2" office:value-type="float" office:value="1.14539194028825">
            <text:p>1.1</text:p>
          </table:table-cell>
          <table:table-cell table:formula="of:=(RAND()*0.2+0.9)*1.2" office:value-type="float" office:value="1.26543980123475">
            <text:p>1.3</text:p>
          </table:table-cell>
          <table:table-cell table:formula="of:=(RAND()*0.2+0.9)*1.2" office:value-type="float" office:value="1.12136502318084">
            <text:p>1.1</text:p>
          </table:table-cell>
          <table:table-cell table:formula="of:=(RAND()*0.2+0.9)*1.2" office:value-type="float" office:value="1.12264600452036">
            <text:p>1.1</text:p>
          </table:table-cell>
          <table:table-cell table:formula="of:=(RAND()*0.2+0.9)*1.2" office:value-type="float" office:value="1.10409589117393">
            <text:p>1.1</text:p>
          </table:table-cell>
          <table:table-cell table:formula="of:=(RAND()*0.2+0.9)*1.2" office:value-type="float" office:value="1.0928490306437">
            <text:p>1.1</text:p>
          </table:table-cell>
          <table:table-cell table:formula="of:=(RAND()*0.2+0.9)*1.2" office:value-type="float" office:value="1.18785513013601">
            <text:p>1.2</text:p>
          </table:table-cell>
          <table:table-cell table:formula="of:=(RAND()*0.2+0.9)*1.2" office:value-type="float" office:value="1.13719637900591">
            <text:p>1.1</text:p>
          </table:table-cell>
          <table:table-cell table:formula="of:=(RAND()*0.2+0.9)*1.2" office:value-type="float" office:value="1.22470532890409">
            <text:p>1.2</text:p>
          </table:table-cell>
          <table:table-cell table:formula="of:=(RAND()*0.2+0.9)*1.2" office:value-type="float" office:value="1.29157482638955">
            <text:p>1.3</text:p>
          </table:table-cell>
        </table:table-row>
        <table:table-row table:style-name="ro2">
          <table:table-cell office:value-type="string">
            <text:p>salt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" office:value-type="float" office:value="1.09309277627617">
            <text:p>1.1</text:p>
          </table:table-cell>
          <table:table-cell table:formula="of:=(RAND()*0.2+0.9)*1" office:value-type="float" office:value="1.07208920586854">
            <text:p>1.1</text:p>
          </table:table-cell>
          <table:table-cell table:formula="of:=(RAND()*0.2+0.9)*1" office:value-type="float" office:value="0.997932842792943">
            <text:p>1.0</text:p>
          </table:table-cell>
          <table:table-cell table:formula="of:=(RAND()*0.2+0.9)*1" office:value-type="float" office:value="1.02853609537706">
            <text:p>1.0</text:p>
          </table:table-cell>
          <table:table-cell table:formula="of:=(RAND()*0.2+0.9)*1" office:value-type="float" office:value="0.9042983552441">
            <text:p>0.9</text:p>
          </table:table-cell>
          <table:table-cell table:formula="of:=(RAND()*0.2+0.9)*1" office:value-type="float" office:value="0.954654036834836">
            <text:p>1.0</text:p>
          </table:table-cell>
          <table:table-cell table:formula="of:=(RAND()*0.2+0.9)*1" office:value-type="float" office:value="0.928901916835457">
            <text:p>0.9</text:p>
          </table:table-cell>
          <table:table-cell table:formula="of:=(RAND()*0.2+0.9)*1" office:value-type="float" office:value="0.92174763912335">
            <text:p>0.9</text:p>
          </table:table-cell>
          <table:table-cell table:formula="of:=(RAND()*0.2+0.9)*1" office:value-type="float" office:value="1.05016364278272">
            <text:p>1.1</text:p>
          </table:table-cell>
          <table:table-cell table:formula="of:=(RAND()*0.2+0.9)*1" office:value-type="float" office:value="0.916643943311647">
            <text:p>0.9</text:p>
          </table:table-cell>
        </table:table-row>
        <table:table-row table:style-name="ro2">
          <table:table-cell office:value-type="string">
            <text:p>soy milk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2.2" office:value-type="float" office:value="2.02548067042604">
            <text:p>2.0</text:p>
          </table:table-cell>
          <table:table-cell table:formula="of:=(RAND()*0.2+0.9)*2.2" office:value-type="float" office:value="1.98848591281101">
            <text:p>2.0</text:p>
          </table:table-cell>
          <table:table-cell table:formula="of:=(RAND()*0.2+0.9)*2.2" office:value-type="float" office:value="2.17625643051229">
            <text:p>2.2</text:p>
          </table:table-cell>
          <table:table-cell table:formula="of:=(RAND()*0.2+0.9)*2.2" office:value-type="float" office:value="1.99291088564321">
            <text:p>2.0</text:p>
          </table:table-cell>
          <table:table-cell table:formula="of:=(RAND()*0.2+0.9)*2.2" office:value-type="float" office:value="2.15805893278681">
            <text:p>2.2</text:p>
          </table:table-cell>
          <table:table-cell table:formula="of:=(RAND()*0.2+0.9)*2.2" office:value-type="float" office:value="2.23011213874444">
            <text:p>2.2</text:p>
          </table:table-cell>
          <table:table-cell table:formula="of:=(RAND()*0.2+0.9)*2.2" office:value-type="float" office:value="2.34192230279557">
            <text:p>2.3</text:p>
          </table:table-cell>
          <table:table-cell table:formula="of:=(RAND()*0.2+0.9)*2.2" office:value-type="float" office:value="2.27192841906101">
            <text:p>2.3</text:p>
          </table:table-cell>
          <table:table-cell table:formula="of:=(RAND()*0.2+0.9)*2.2" office:value-type="float" office:value="2.11723967127502">
            <text:p>2.1</text:p>
          </table:table-cell>
          <table:table-cell table:formula="of:=(RAND()*0.2+0.9)*2.2" office:value-type="float" office:value="2.38081869813614">
            <text:p>2.4</text:p>
          </table:table-cell>
        </table:table-row>
        <table:table-row table:style-name="ro2">
          <table:table-cell office:value-type="string">
            <text:p>spinach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5" office:value-type="float" office:value="4.65094322455116">
            <text:p>4.7</text:p>
          </table:table-cell>
          <table:table-cell table:formula="of:=(RAND()*0.2+0.9)*5" office:value-type="float" office:value="5.01177513645962">
            <text:p>5.0</text:p>
          </table:table-cell>
          <table:table-cell table:formula="of:=(RAND()*0.2+0.9)*5" office:value-type="float" office:value="5.05762033862993">
            <text:p>5.1</text:p>
          </table:table-cell>
          <table:table-cell table:formula="of:=(RAND()*0.2+0.9)*5" office:value-type="float" office:value="5.02155446098186">
            <text:p>5.0</text:p>
          </table:table-cell>
          <table:table-cell table:formula="of:=(RAND()*0.2+0.9)*5" office:value-type="float" office:value="5.11398055078462">
            <text:p>5.1</text:p>
          </table:table-cell>
          <table:table-cell table:formula="of:=(RAND()*0.2+0.9)*5" office:value-type="float" office:value="5.46438252320513">
            <text:p>5.5</text:p>
          </table:table-cell>
          <table:table-cell table:formula="of:=(RAND()*0.2+0.9)*5" office:value-type="float" office:value="5.43131655710749">
            <text:p>5.4</text:p>
          </table:table-cell>
          <table:table-cell table:formula="of:=(RAND()*0.2+0.9)*5" office:value-type="float" office:value="4.9294240004383">
            <text:p>4.9</text:p>
          </table:table-cell>
          <table:table-cell table:formula="of:=(RAND()*0.2+0.9)*5" office:value-type="float" office:value="5.10403487202711">
            <text:p>5.1</text:p>
          </table:table-cell>
          <table:table-cell table:formula="of:=(RAND()*0.2+0.9)*5" office:value-type="float" office:value="4.94969993410632">
            <text:p>4.9</text:p>
          </table:table-cell>
        </table:table-row>
        <table:table-row table:style-name="ro2">
          <table:table-cell office:value-type="string">
            <text:p>squash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3" office:value-type="float" office:value="2.70672394749708">
            <text:p>2.7</text:p>
          </table:table-cell>
          <table:table-cell table:formula="of:=(RAND()*0.2+0.9)*3" office:value-type="float" office:value="2.82279112748802">
            <text:p>2.8</text:p>
          </table:table-cell>
          <table:table-cell table:formula="of:=(RAND()*0.2+0.9)*3" office:value-type="float" office:value="2.83267843052745">
            <text:p>2.8</text:p>
          </table:table-cell>
          <table:table-cell table:formula="of:=(RAND()*0.2+0.9)*3" office:value-type="float" office:value="3.05338838766329">
            <text:p>3.1</text:p>
          </table:table-cell>
          <table:table-cell table:formula="of:=(RAND()*0.2+0.9)*3" office:value-type="float" office:value="2.83138635791838">
            <text:p>2.8</text:p>
          </table:table-cell>
          <table:table-cell table:formula="of:=(RAND()*0.2+0.9)*3" office:value-type="float" office:value="3.28382839900441">
            <text:p>3.3</text:p>
          </table:table-cell>
          <table:table-cell table:formula="of:=(RAND()*0.2+0.9)*3" office:value-type="float" office:value="2.75846710740589">
            <text:p>2.8</text:p>
          </table:table-cell>
          <table:table-cell table:formula="of:=(RAND()*0.2+0.9)*3" office:value-type="float" office:value="2.86974598090164">
            <text:p>2.9</text:p>
          </table:table-cell>
          <table:table-cell table:formula="of:=(RAND()*0.2+0.9)*3" office:value-type="float" office:value="3.24843330974691">
            <text:p>3.2</text:p>
          </table:table-cell>
          <table:table-cell table:formula="of:=(RAND()*0.2+0.9)*3" office:value-type="float" office:value="3.13354391888715">
            <text:p>3.1</text:p>
          </table:table-cell>
        </table:table-row>
        <table:table-row table:style-name="ro2">
          <table:table-cell office:value-type="string">
            <text:p>sugar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0.5" office:value-type="float" office:value="0.481952032190748">
            <text:p>0.5</text:p>
          </table:table-cell>
          <table:table-cell table:formula="of:=(RAND()*0.2+0.9)*0.5" office:value-type="float" office:value="0.509300213865936">
            <text:p>0.5</text:p>
          </table:table-cell>
          <table:table-cell table:formula="of:=(RAND()*0.2+0.9)*0.5" office:value-type="float" office:value="0.457828155602329">
            <text:p>0.5</text:p>
          </table:table-cell>
          <table:table-cell table:formula="of:=(RAND()*0.2+0.9)*0.5" office:value-type="float" office:value="0.459097585710697">
            <text:p>0.5</text:p>
          </table:table-cell>
          <table:table-cell table:formula="of:=(RAND()*0.2+0.9)*0.5" office:value-type="float" office:value="0.477843409730122">
            <text:p>0.5</text:p>
          </table:table-cell>
          <table:table-cell table:formula="of:=(RAND()*0.2+0.9)*0.5" office:value-type="float" office:value="0.512025644234382">
            <text:p>0.5</text:p>
          </table:table-cell>
          <table:table-cell table:formula="of:=(RAND()*0.2+0.9)*0.5" office:value-type="float" office:value="0.455459946603514">
            <text:p>0.5</text:p>
          </table:table-cell>
          <table:table-cell table:formula="of:=(RAND()*0.2+0.9)*0.5" office:value-type="float" office:value="0.45292808546219">
            <text:p>0.5</text:p>
          </table:table-cell>
          <table:table-cell table:formula="of:=(RAND()*0.2+0.9)*0.5" office:value-type="float" office:value="0.463644366711378">
            <text:p>0.5</text:p>
          </table:table-cell>
          <table:table-cell table:formula="of:=(RAND()*0.2+0.9)*0.5" office:value-type="float" office:value="0.539278565556742">
            <text:p>0.5</text:p>
          </table:table-cell>
        </table:table-row>
        <table:table-row table:style-name="ro2">
          <table:table-cell office:value-type="string">
            <text:p>sweet potatoe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2" office:value-type="float" office:value="1.28403041057289">
            <text:p>1.3</text:p>
          </table:table-cell>
          <table:table-cell table:formula="of:=(RAND()*0.2+0.9)*1.2" office:value-type="float" office:value="1.26147362161428">
            <text:p>1.3</text:p>
          </table:table-cell>
          <table:table-cell table:formula="of:=(RAND()*0.2+0.9)*1.2" office:value-type="float" office:value="1.29437483148649">
            <text:p>1.3</text:p>
          </table:table-cell>
          <table:table-cell table:formula="of:=(RAND()*0.2+0.9)*1.2" office:value-type="float" office:value="1.16586303647608">
            <text:p>1.2</text:p>
          </table:table-cell>
          <table:table-cell table:formula="of:=(RAND()*0.2+0.9)*1.2" office:value-type="float" office:value="1.19485133701935">
            <text:p>1.2</text:p>
          </table:table-cell>
          <table:table-cell table:formula="of:=(RAND()*0.2+0.9)*1.2" office:value-type="float" office:value="1.20957039641216">
            <text:p>1.2</text:p>
          </table:table-cell>
          <table:table-cell table:formula="of:=(RAND()*0.2+0.9)*1.2" office:value-type="float" office:value="1.24980608314276">
            <text:p>1.2</text:p>
          </table:table-cell>
          <table:table-cell table:formula="of:=(RAND()*0.2+0.9)*1.2" office:value-type="float" office:value="1.23404879003763">
            <text:p>1.2</text:p>
          </table:table-cell>
          <table:table-cell table:formula="of:=(RAND()*0.2+0.9)*1.2" office:value-type="float" office:value="1.14119872866198">
            <text:p>1.1</text:p>
          </table:table-cell>
          <table:table-cell table:formula="of:=(RAND()*0.2+0.9)*1.2" office:value-type="float" office:value="1.10614080928266">
            <text:p>1.1</text:p>
          </table:table-cell>
        </table:table-row>
        <table:table-row table:style-name="ro2">
          <table:table-cell office:value-type="string">
            <text:p>tomatoe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5" office:value-type="float" office:value="1.64184528314509">
            <text:p>1.6</text:p>
          </table:table-cell>
          <table:table-cell table:formula="of:=(RAND()*0.2+0.9)*1.5" office:value-type="float" office:value="1.55096414729487">
            <text:p>1.6</text:p>
          </table:table-cell>
          <table:table-cell table:formula="of:=(RAND()*0.2+0.9)*1.5" office:value-type="float" office:value="1.46364043483045">
            <text:p>1.5</text:p>
          </table:table-cell>
          <table:table-cell table:formula="of:=(RAND()*0.2+0.9)*1.5" office:value-type="float" office:value="1.39472342629451">
            <text:p>1.4</text:p>
          </table:table-cell>
          <table:table-cell table:formula="of:=(RAND()*0.2+0.9)*1.5" office:value-type="float" office:value="1.47885069600306">
            <text:p>1.5</text:p>
          </table:table-cell>
          <table:table-cell table:formula="of:=(RAND()*0.2+0.9)*1.5" office:value-type="float" office:value="1.42919879229739">
            <text:p>1.4</text:p>
          </table:table-cell>
          <table:table-cell table:formula="of:=(RAND()*0.2+0.9)*1.5" office:value-type="float" office:value="1.49698400215711">
            <text:p>1.5</text:p>
          </table:table-cell>
          <table:table-cell table:formula="of:=(RAND()*0.2+0.9)*1.5" office:value-type="float" office:value="1.47946737664752">
            <text:p>1.5</text:p>
          </table:table-cell>
          <table:table-cell table:formula="of:=(RAND()*0.2+0.9)*1.5" office:value-type="float" office:value="1.35418674610555">
            <text:p>1.4</text:p>
          </table:table-cell>
          <table:table-cell table:formula="of:=(RAND()*0.2+0.9)*1.5" office:value-type="float" office:value="1.58590177008882">
            <text:p>1.6</text:p>
          </table:table-cell>
        </table:table-row>
        <table:table-row table:style-name="ro2">
          <table:table-cell office:value-type="string">
            <text:p>zucchini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7" office:value-type="float" office:value="1.76278031522874">
            <text:p>1.8</text:p>
          </table:table-cell>
          <table:table-cell table:formula="of:=(RAND()*0.2+0.9)*1.7" office:value-type="float" office:value="1.57304435427766">
            <text:p>1.6</text:p>
          </table:table-cell>
          <table:table-cell table:formula="of:=(RAND()*0.2+0.9)*1.7" office:value-type="float" office:value="1.68041866913904">
            <text:p>1.7</text:p>
          </table:table-cell>
          <table:table-cell table:formula="of:=(RAND()*0.2+0.9)*1.7" office:value-type="float" office:value="1.61641762626823">
            <text:p>1.6</text:p>
          </table:table-cell>
          <table:table-cell table:formula="of:=(RAND()*0.2+0.9)*1.7" office:value-type="float" office:value="1.64455113360193">
            <text:p>1.6</text:p>
          </table:table-cell>
          <table:table-cell table:formula="of:=(RAND()*0.2+0.9)*1.7" office:value-type="float" office:value="1.65144526643213">
            <text:p>1.7</text:p>
          </table:table-cell>
          <table:table-cell table:formula="of:=(RAND()*0.2+0.9)*1.7" office:value-type="float" office:value="1.64865929155145">
            <text:p>1.6</text:p>
          </table:table-cell>
          <table:table-cell table:formula="of:=(RAND()*0.2+0.9)*1.7" office:value-type="float" office:value="1.82363686129451">
            <text:p>1.8</text:p>
          </table:table-cell>
          <table:table-cell table:formula="of:=(RAND()*0.2+0.9)*1.7" office:value-type="float" office:value="1.78594163475558">
            <text:p>1.8</text:p>
          </table:table-cell>
          <table:table-cell table:formula="of:=(RAND()*0.2+0.9)*1.7" office:value-type="float" office:value="1.56953562659211">
            <text:p>1.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7/20/2016</text:date>, <text:time>05:3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21:59:52.07</meta:creation-date>
    <dc:date>2016-07-20T05:35:08.42</dc:date>
    <meta:editing-duration>P1DT10H3M33S</meta:editing-duration>
    <meta:editing-cycles>4</meta:editing-cycles>
    <meta:generator>OpenOffice/4.1.2$Win32 OpenOffice.org_project/412m3$Build-9782</meta:generator>
    <meta:document-statistic meta:table-count="3" meta:cell-count="442" meta:object-count="0"/>
  </office:meta>
</office:document-meta>
</file>